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athJax Main" svg:font-family="'MathJax Main'"/>
    <style:font-face style:name="MathJax Math-italic" svg:font-family="'MathJax Math-italic'"/>
    <style:font-face style:name="inherit" svg:font-family="inherit"/>
    <style:font-face style:name="Liberation Serif1" svg:font-family="'Liberation Serif'" style:font-family-generic="roman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position="0% 100%" fo:font-size="14pt" officeooo:rsid="001d932a" officeooo:paragraph-rsid="001d932a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text-position="0% 100%" fo:font-size="14pt" officeooo:paragraph-rsid="001d932a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style:text-position="0% 100%" fo:font-size="14pt" officeooo:paragraph-rsid="00211f59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11f59" officeooo:paragraph-rsid="00211f59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12ca7" officeooo:paragraph-rsid="00212ca7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234a9" officeooo:paragraph-rsid="0023cb21" style:font-size-asian="14pt" style:font-size-complex="14pt"/>
    </style:style>
    <style:style style:name="P7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234a9" officeooo:paragraph-rsid="002234a9" style:font-size-asian="14pt" style:font-size-complex="14pt"/>
    </style:style>
    <style:style style:name="P8" style:family="paragraph" style:parent-style-name="Standard">
      <style:paragraph-properties fo:text-align="start" style:justify-single-word="false" style:writing-mode="lr-tb"/>
      <style:text-properties style:text-position="0% 100%" fo:font-size="14pt" officeooo:rsid="001f7045" officeooo:paragraph-rsid="001f7045" style:font-size-asian="14pt" style:font-size-complex="14pt"/>
    </style:style>
    <style:style style:name="P9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c66de" officeooo:paragraph-rsid="002c66de" style:font-size-asian="14pt" style:font-size-complex="14pt"/>
    </style:style>
    <style:style style:name="P10" style:family="paragraph" style:parent-style-name="Standard">
      <style:paragraph-properties fo:text-align="start" style:justify-single-word="false" style:writing-mode="lr-tb"/>
      <style:text-properties style:text-position="0% 100%" fo:font-size="14pt" officeooo:rsid="002de43f" officeooo:paragraph-rsid="002de43f" style:font-size-asian="14pt" style:font-size-complex="14pt"/>
    </style:style>
    <style:style style:name="P11" style:family="paragraph" style:parent-style-name="Standard">
      <style:paragraph-properties fo:text-align="start" style:justify-single-word="false" style:writing-mode="lr-tb"/>
      <style:text-properties style:text-position="0% 100%" fo:font-size="14pt" fo:font-weight="normal" officeooo:rsid="0023cb21" officeooo:paragraph-rsid="0023cb2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text-position="0% 100%" fo:font-size="14pt" fo:font-weight="normal" officeooo:rsid="00212ca7" officeooo:paragraph-rsid="0025969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text-position="0% 100%" fo:font-size="14pt" fo:font-weight="normal" officeooo:rsid="00259698" officeooo:paragraph-rsid="0025969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text-position="0% 100%" style:font-name="Liberation Serif1" fo:font-size="14pt" fo:font-weight="normal" officeooo:rsid="00259698" officeooo:paragraph-rsid="00259698" style:font-name-asian="Liberation Serif1" style:font-size-asian="14pt" style:font-weight-asian="normal" style:font-name-complex="Liberation Serif1" style:font-size-complex="14pt" style:font-weight-complex="normal"/>
    </style:style>
    <style:style style:name="P15" style:family="paragraph" style:parent-style-name="Standard">
      <style:paragraph-properties fo:line-height="115%" fo:text-align="start" style:justify-single-word="false" style:writing-mode="lr-tb"/>
      <style:text-properties fo:font-size="14pt" officeooo:rsid="001d932a" officeooo:paragraph-rsid="001d932a" style:font-size-asian="14pt" style:font-size-complex="14pt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4pt" officeooo:rsid="001d932a" officeooo:paragraph-rsid="001d932a" style:font-size-asian="14pt" style:font-size-complex="14pt"/>
    </style:style>
    <style:style style:name="P17" style:family="paragraph" style:parent-style-name="Standard">
      <style:paragraph-properties fo:line-height="115%" fo:text-align="start" style:justify-single-word="false" style:writing-mode="lr-tb"/>
      <style:text-properties fo:font-size="14pt" officeooo:paragraph-rsid="001dacfe" style:font-size-asian="14pt" style:font-size-complex="14pt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4pt" officeooo:paragraph-rsid="001d932a" style:font-size-asian="14pt" style:font-size-complex="14pt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4pt" officeooo:paragraph-rsid="00211f59" style:font-size-asian="14pt" style:font-size-complex="14pt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4pt" officeooo:paragraph-rsid="00212ca7" style:font-size-asian="14pt" style:font-size-complex="14pt"/>
    </style:style>
    <style:style style:name="P21" style:family="paragraph" style:parent-style-name="Standard">
      <style:paragraph-properties fo:text-align="start" style:justify-single-word="false" style:writing-mode="lr-tb"/>
      <style:text-properties fo:font-size="14pt" officeooo:rsid="00211f59" officeooo:paragraph-rsid="00211f59" style:font-size-asian="14pt" style:font-size-complex="14pt"/>
    </style:style>
    <style:style style:name="P22" style:family="paragraph" style:parent-style-name="Standard">
      <style:paragraph-properties fo:text-align="start" style:justify-single-word="false" style:writing-mode="lr-tb"/>
      <style:text-properties fo:font-size="14pt" officeooo:rsid="00212ca7" officeooo:paragraph-rsid="002234a9" style:font-size-asian="14pt" style:font-size-complex="14pt"/>
    </style:style>
    <style:style style:name="P23" style:family="paragraph" style:parent-style-name="Standard">
      <style:paragraph-properties fo:text-align="start" style:justify-single-word="false" style:writing-mode="lr-tb"/>
      <style:text-properties fo:font-size="14pt" officeooo:rsid="002234a9" officeooo:paragraph-rsid="00236248" style:font-size-asian="14pt" style:font-size-complex="14pt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fo:font-size="14pt" officeooo:paragraph-rsid="001d932a"/>
    </style:style>
    <style:style style:name="P25" style:family="paragraph" style:parent-style-name="Standard">
      <style:paragraph-properties fo:text-align="end" style:justify-single-word="false" style:writing-mode="rl-tb"/>
      <style:text-properties style:text-position="0% 100%" fo:font-size="14pt" officeooo:rsid="001f7045" officeooo:paragraph-rsid="001f7045" style:font-size-asian="14pt" style:font-size-complex="14pt"/>
    </style:style>
    <style:style style:name="P26" style:family="paragraph" style:parent-style-name="Standard">
      <style:paragraph-properties fo:text-align="end" style:justify-single-word="false" style:writing-mode="rl-tb"/>
      <style:text-properties style:text-position="0% 100%" fo:font-size="14pt" officeooo:rsid="00212ca7" officeooo:paragraph-rsid="00212ca7" style:font-size-asian="14pt" style:font-size-complex="14pt"/>
    </style:style>
    <style:style style:name="P27" style:family="paragraph" style:parent-style-name="Standard">
      <style:paragraph-properties fo:text-align="end" style:justify-single-word="false" style:writing-mode="rl-tb"/>
      <style:text-properties style:text-position="0% 100%" style:font-name="Liberation Serif1" fo:font-size="14pt" fo:font-weight="normal" officeooo:rsid="00259698" officeooo:paragraph-rsid="00259698" style:font-name-asian="Liberation Serif1" style:font-size-asian="12.25pt" style:font-weight-asian="normal" style:font-name-complex="Liberation Serif1" style:font-size-complex="14pt" style:font-weight-complex="normal"/>
    </style:style>
    <style:style style:name="P28" style:family="paragraph" style:parent-style-name="Standard">
      <style:paragraph-properties fo:text-align="end" style:justify-single-word="false" style:writing-mode="rl-tb"/>
      <style:text-properties fo:font-size="14pt" officeooo:rsid="001d932a" officeooo:paragraph-rsid="001d932a" style:font-size-asian="14pt" style:font-size-complex="14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officeooo:rsid="001d932a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acfe"/>
    </style:style>
    <style:style style:name="T4" style:family="text">
      <style:text-properties style:text-position="super 58%" officeooo:rsid="00211f59"/>
    </style:style>
    <style:style style:name="T5" style:family="text">
      <style:text-properties style:text-position="super 58%" style:font-name="Liberation Serif1" style:font-name-asian="Liberation Serif1" style:font-name-complex="Liberation Serif1"/>
    </style:style>
    <style:style style:name="T6" style:family="text">
      <style:text-properties style:text-position="super 58%" style:font-name="Liberation Serif1" officeooo:rsid="00236248" style:font-name-asian="Liberation Serif1" style:font-name-complex="Liberation Serif1"/>
    </style:style>
    <style:style style:name="T7" style:family="text">
      <style:text-properties style:text-position="super 58%" style:font-name="Liberation Serif1" officeooo:rsid="00259698" style:font-name-asian="Liberation Serif1" style:font-name-complex="Liberation Serif1"/>
    </style:style>
    <style:style style:name="T8" style:family="text">
      <style:text-properties style:text-position="super 58%" style:font-name="Liberation Serif1" officeooo:rsid="00277d5d" style:font-name-asian="Liberation Serif1" style:font-name-complex="Liberation Serif1"/>
    </style:style>
    <style:style style:name="T9" style:family="text">
      <style:text-properties style:text-position="super 58%" style:font-name="Liberation Serif1" fo:font-size="16pt" fo:font-weight="bold" officeooo:rsid="00236248" style:font-name-asian="Liberation Serif1" style:font-size-asian="16pt" style:font-weight-asian="bold" style:font-name-complex="Liberation Serif1" style:font-size-complex="16pt" style:font-weight-complex="bol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1d932a"/>
    </style:style>
    <style:style style:name="T12" style:family="text">
      <style:text-properties style:text-position="0% 100%" officeooo:rsid="00211f59"/>
    </style:style>
    <style:style style:name="T13" style:family="text">
      <style:text-properties style:text-position="0% 100%" officeooo:rsid="00212ca7"/>
    </style:style>
    <style:style style:name="T14" style:family="text">
      <style:text-properties style:text-position="0% 100%" officeooo:rsid="002234a9"/>
    </style:style>
    <style:style style:name="T15" style:family="text">
      <style:text-properties style:text-position="0% 100%" style:font-name="Liberation Serif1" style:font-name-asian="Liberation Serif1" style:font-name-complex="Liberation Serif1"/>
    </style:style>
    <style:style style:name="T16" style:family="text">
      <style:text-properties style:text-position="0% 100%" style:font-name="Liberation Serif1" officeooo:rsid="00236248" style:font-name-asian="Liberation Serif1" style:font-name-complex="Liberation Serif1"/>
    </style:style>
    <style:style style:name="T17" style:family="text">
      <style:text-properties style:text-position="0% 100%" style:font-name="Liberation Serif1" fo:font-size="16pt" fo:font-weight="bold" officeooo:rsid="00236248" style:font-name-asian="Liberation Serif1" style:font-size-asian="16pt" style:font-weight-asian="bold" style:font-name-complex="Liberation Serif1" style:font-size-complex="16pt" style:font-weight-complex="bold"/>
    </style:style>
    <style:style style:name="T18" style:family="text">
      <style:text-properties style:text-position="0% 100%" officeooo:rsid="001d932a" style:font-size-asian="14pt" style:font-size-complex="14pt"/>
    </style:style>
    <style:style style:name="T19" style:family="text">
      <style:text-properties style:text-position="0% 100%" style:font-name="Liberation Serif" officeooo:rsid="001d932a" style:font-size-asian="14pt" style:font-size-complex="14pt"/>
    </style:style>
    <style:style style:name="T20" style:family="text">
      <style:text-properties style:text-position="sub 58%"/>
    </style:style>
    <style:style style:name="T21" style:family="text">
      <style:text-properties officeooo:rsid="001dacfe"/>
    </style:style>
    <style:style style:name="T22" style:family="text">
      <style:text-properties style:font-name="Liberation Serif1" style:font-name-asian="Liberation Serif1" style:font-name-complex="Liberation Serif1"/>
    </style:style>
    <style:style style:name="T23" style:family="text">
      <style:text-properties style:font-name="Liberation Serif1" officeooo:rsid="00236248" style:font-name-asian="Liberation Serif1" style:font-name-complex="Liberation Serif1"/>
    </style:style>
    <style:style style:name="T24" style:family="text">
      <style:text-properties style:font-name="Liberation Serif1" officeooo:rsid="002234a9" style:font-name-asian="Liberation Serif1" style:font-name-complex="Liberation Serif1"/>
    </style:style>
    <style:style style:name="T25" style:family="text">
      <style:text-properties style:font-name="Liberation Serif1" officeooo:rsid="00259698" style:font-name-asian="Liberation Serif1" style:font-name-complex="Liberation Serif1"/>
    </style:style>
    <style:style style:name="T26" style:family="text">
      <style:text-properties style:font-name="Liberation Serif1" officeooo:rsid="00277d5d" style:font-name-asian="Liberation Serif1" style:font-name-complex="Liberation Serif1"/>
    </style:style>
    <style:style style:name="T27" style:family="text">
      <style:text-properties style:font-name="Liberation Serif1" officeooo:rsid="002234a9" style:font-name-asian="Liberation Serif1" style:font-size-asian="14pt" style:font-name-complex="Liberation Serif1"/>
    </style:style>
    <style:style style:name="T28" style:family="text">
      <style:text-properties style:text-line-through-style="none" style:text-line-through-type="none" style:text-underline-style="none" style:text-blinking="false" loext:padding="0in" loext:border="none"/>
    </style:style>
    <style:style style:name="T29" style:family="text">
      <style:text-properties style:text-line-through-style="none" style:text-line-through-type="none" style:font-name="MathJax Math-italic" fo:font-size="13.1999998092651pt" style:text-underline-style="none" style:text-blinking="false" loext:padding="0in" loext:border="none"/>
    </style:style>
    <style:style style:name="T30" style:family="text">
      <style:text-properties style:text-line-through-style="none" style:text-line-through-type="none" style:font-name="MathJax Main" fo:font-size="13.1999998092651pt" style:text-underline-style="none" style:text-blinking="false" loext:padding="0in" loext:border="none"/>
    </style:style>
    <style:style style:name="T31" style:family="text">
      <style:text-properties style:text-line-through-style="none" style:text-line-through-type="none" fo:font-size="13.1999998092651pt" style:text-underline-style="none" style:text-blinking="false" loext:padding="0in" loext:border="none"/>
    </style:style>
    <style:style style:name="T32" style:family="text">
      <style:text-properties fo:font-variant="normal" fo:text-transform="none" fo:color="#242729" style:font-name="Arial" fo:font-size="11pt" fo:letter-spacing="normal" fo:font-style="normal" fo:font-weight="normal"/>
    </style:style>
    <style:style style:name="T33" style:family="text">
      <style:text-properties fo:font-variant="normal" fo:text-transform="none" fo:color="#242729" style:text-line-through-style="none" style:text-line-through-type="none" style:font-name="MathJax Math-italic" fo:font-size="13.1999998092651pt" fo:letter-spacing="normal" fo:font-style="normal" style:text-underline-style="none" fo:font-weight="normal" style:text-blinking="false" loext:padding="0in" loext:border="none"/>
    </style:style>
    <style:style style:name="T34" style:family="text">
      <style:text-properties fo:font-variant="normal" fo:text-transform="none" fo:color="#242729" style:text-line-through-style="none" style:text-line-through-type="none" style:font-name="MathJax Main" fo:font-size="13.1999998092651pt" fo:letter-spacing="normal" fo:font-style="normal" style:text-underline-style="none" fo:font-weight="normal" style:text-blinking="false" loext:padding="0in" loext:border="none"/>
    </style:style>
    <style:style style:name="T35" style:family="text">
      <style:text-properties fo:font-variant="normal" fo:text-transform="none" fo:color="#242729" style:text-line-through-style="none" style:text-line-through-type="none" style:font-name="Liberation Serif" fo:font-size="13.1999998092651pt" fo:letter-spacing="normal" fo:font-style="normal" style:text-underline-style="none" fo:font-weight="normal" style:text-blinking="false" loext:padding="0in" loext:border="none"/>
    </style:style>
    <style:style style:name="T36" style:family="text">
      <style:text-properties fo:font-variant="normal" fo:text-transform="none" fo:color="#242729" style:text-line-through-style="none" style:text-line-through-type="none" style:font-name="Liberation Serif" fo:letter-spacing="normal" fo:font-style="normal" style:text-underline-style="none" fo:font-weight="normal" style:text-blinking="false" style:font-size-asian="14pt" style:font-size-complex="14pt" loext:padding="0in" loext:border="none"/>
    </style:style>
    <style:style style:name="T37" style:family="text">
      <style:text-properties fo:font-variant="normal" fo:text-transform="none" fo:color="#242729" style:font-name="Liberation Serif" fo:font-size="11pt" fo:letter-spacing="normal" fo:font-style="normal" fo:font-weight="normal"/>
    </style:style>
    <style:style style:name="T38" style:family="text">
      <style:text-properties fo:font-variant="normal" fo:text-transform="none" fo:color="#242729" style:font-name="Liberation Serif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font-name="Liberation Serif" fo:letter-spacing="normal" fo:font-style="normal" fo:font-weight="normal" style:font-size-asian="14pt" style:font-size-complex="14pt"/>
    </style:style>
    <style:style style:name="T40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 style:font-size-asian="14pt" style:font-size-complex="14pt" loext:padding="0in" loext:border="none"/>
    </style:style>
    <style:style style:name="T41" style:family="text">
      <style:text-properties officeooo:rsid="002c66de"/>
    </style:style>
    <style:style style:name="T42" style:family="text">
      <style:text-properties officeooo:rsid="003017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مهدی علی خاصی<text:tab/><text:tab/><text:tab/>9530483</text:p>
      <text:p text:style-name="P28"/>
      <text:p text:style-name="P28">1.</text:p>
      <text:p text:style-name="P15">K = ab = 6 B = 2 * 3B = 2 * (2B + B)</text:p>
      <text:p text:style-name="P17"><text:span text:style-name="T1">2B = B + B = </text:span>(x<text:span text:style-name="T20">3</text:span>,y<text:span text:style-name="T20">3</text:span>) : x<text:span text:style-name="T20">1 </text:span>= x<text:span text:style-name="T20">2 </text:span>= 5 ; y<text:span text:style-name="T20">1 </text:span>= y<text:span text:style-name="T20">2 </text:span>= 9</text:p>
      <text:p text:style-name="P17">s = (3x<text:span text:style-name="T20">1</text:span><text:span text:style-name="T3">2</text:span><text:span text:style-name="T2"> </text:span>+a)· y <text:span text:style-name="T2">−1 </text:span><text:span text:style-name="T20">1 </text:span>= (3 · 25 + 1)(2 · 9) <text:span text:style-name="T2">−1 </text:span>= 76 · 18<text:span text:style-name="T2">−1 </text:span>mod 11</text:p>
      <text:p text:style-name="P17">s <text:span text:style-name="T21">=</text:span> 10 · 8 = 80 ≡ 3 mod 11 </text:p>
      <text:p text:style-name="P17">x<text:span text:style-name="T20">3 </text:span>= s <text:span text:style-name="T2">2 </text:span>−x<text:span text:style-name="T20">1 </text:span>−x<text:span text:style-name="T20">2 </text:span>= 3 <text:span text:style-name="T2">2 </text:span>−10 = −1 ≡ 10 mod 11 </text:p>
      <text:p text:style-name="P17">y<text:span text:style-name="T20">3 </text:span>= s(x<text:span text:style-name="T20">1 </text:span>−x<text:span text:style-name="T20">3</text:span>)−y<text:span text:style-name="T20">1 </text:span>= 3(5−10)−9 = −15−9 = −24 ≡ 9 mod 11</text:p>
      <text:p text:style-name="P17">2B = (10,9)</text:p>
      <text:p text:style-name="P17"/>
      <text:p text:style-name="P17">3B = 2B+B = (x<text:span text:style-name="T20">3</text:span><text:span text:style-name="T10">’</text:span><text:span text:style-name="T20"> </text:span>,y<text:span text:style-name="T20">3</text:span><text:span text:style-name="T10">’</text:span><text:span text:style-name="T20"> </text:span>) : x<text:span text:style-name="T20">1 </text:span>= 10 , x<text:span text:style-name="T20">2 </text:span>= 5 , y<text:span text:style-name="T20">1 </text:span>= 9 , y<text:span text:style-name="T20">2 </text:span>= 9</text:p>
      <text:p text:style-name="P17">s = (y<text:span text:style-name="T20">2 </text:span>−y<text:span text:style-name="T20">1</text:span>)(x<text:span text:style-name="T20">2 </text:span>−x<text:span text:style-name="T20">1</text:span>) −1 = 0 mod 11</text:p>
      <text:p text:style-name="P17">x ′ <text:span text:style-name="T20">3 </text:span>= 0 − x<text:span text:style-name="T20">1 </text:span>−x<text:span text:style-name="T20">2 </text:span>= −15 ≡ 7 mod 11</text:p>
      <text:p text:style-name="P17">y ′ <text:span text:style-name="T20">3 </text:span>= s (x<text:span text:style-name="T20">1 </text:span>−x<text:span text:style-name="T20">3</text:span>) − y<text:span text:style-name="T20">1 </text:span>= −y<text:span text:style-name="T20">1 </text:span>= −9 ≡ 2 mod 11</text:p>
      <text:p text:style-name="P17">3B = (7,2)</text:p>
      <text:p text:style-name="P17"/>
      <text:p text:style-name="P17">6B = 2 · 3B = (x ′′ <text:span text:style-name="T20">3 </text:span>,y ′′ <text:span text:style-name="T20">3 </text:span>) : x<text:span text:style-name="T20">1 </text:span>= x<text:span text:style-name="T20">2 </text:span>= 7 , y<text:span text:style-name="T20">1 </text:span>= y<text:span text:style-name="T20">2 </text:span>= 2</text:p>
      <text:p text:style-name="P17">s = (3x <text:span text:style-name="T2">2 </text:span><text:span text:style-name="T20">1 </text:span>+ a)· y <text:span text:style-name="T2">−1 </text:span><text:span text:style-name="T20">1 </text:span>= (3 · 49+1)· 4 <text:span text:style-name="T2">−1 </text:span>≡ 5 · 4 −1 ≡ 5 · 3 = 15 ≡ 4 mod 11</text:p>
      <text:p text:style-name="P17">x ′′ <text:span text:style-name="T20">3 </text:span>= s <text:span text:style-name="T2">2 </text:span>−x<text:span text:style-name="T20">1 </text:span>−x<text:span text:style-name="T20">2 </text:span>= 4 <text:span text:style-name="T2">2 </text:span>−14 = 16 − 14 = 2 mod 11</text:p>
      <text:p text:style-name="P17">y ′′ <text:span text:style-name="T20">3 </text:span>= s (x<text:span text:style-name="T20">1 </text:span>−x<text:span text:style-name="T20">3</text:span>) − y<text:span text:style-name="T20">1 </text:span>= 4 (7−2)−2 = 20−2 = 18 ≡ 7 mod 11</text:p>
      <text:p text:style-name="P17">6B = (2,7) <text:span text:style-name="T21">=&gt;</text:span> KAB = 2</text:p>
      <text:p text:style-name="P28">2.</text:p>
      <text:p text:style-name="P28"/>
      <text:p text:style-name="P16">a) <text:tab/>a = 2 and b = 2 <text:tab/>=&gt; 4 * 2<text:span text:style-name="T2">3</text:span><text:span text:style-name="T10"> + 27 * 2 </text:span><text:span text:style-name="T2">2</text:span><text:span text:style-name="T10"> = 32 + 108 = 140</text:span></text:p>
      <text:p text:style-name="P1"><text:tab/>140 = 4 mod 17<text:tab/>=&gt; 4 != 0</text:p>
      <text:p text:style-name="P1"/>
      <text:p text:style-name="P1">b) <text:span text:style-name="T42">(9, 16)</text:span></text:p>
      <text:p text:style-name="P1"/>
      <text:p text:style-name="P18"><text:span text:style-name="T11">c) </text:span><text:span text:style-name="T10">17 + 1 − 2 √ 17 ≈ 9 , 75 ≤ 19 ≤ 17 + 1 + 2 √ 17 ≈ 26 , 25 q.e.d.</text:span></text:p>
      <text:p text:style-name="P2"/>
      <text:p text:style-name="P24"><text:span text:style-name="T18">d</text:span><text:span text:style-name="T19">) </text:span><text:span text:style-name="T39">In a group of size</text:span><text:bookmark text:name="MathJax-Span-78"/><text:bookmark text:name="MathJax-Element-13-Frame"/><text:bookmark text:name="MathJax-Span-80"/><text:bookmark text:name="MathJax-Span-79"/><text:span text:style-name="T39"> </text:span><text:span text:style-name="T40">n</text:span><text:span text:style-name="T39">(e.g. an elliptic curve), the order of a subgroup generated by a group element necessarily divides</text:span><text:bookmark text:name="MathJax-Span-83"/><text:bookmark text:name="MathJax-Span-82"/><text:bookmark text:name="MathJax-Span-81"/><text:bookmark text:name="MathJax-Element-14-Frame"/><text:span text:style-name="T39"> </text:span><text:span text:style-name="T40">n</text:span><text:span text:style-name="T39">. We usually choose curves so that their order</text:span><text:bookmark text:name="MathJax-Element-15-Frame"/><text:bookmark text:name="MathJax-Span-84"/><text:bookmark text:name="MathJax-Span-85"/><text:bookmark text:name="MathJax-Span-86"/><text:span text:style-name="T39"> </text:span><text:span text:style-name="T40">n </text:span><text:span text:style-name="T39">is prime; in that case, the order of a point must be either</text:span><text:bookmark text:name="MathJax-Span-87"/><text:bookmark text:name="MathJax-Span-89"/><text:bookmark text:name="MathJax-Span-88"/><text:bookmark text:name="MathJax-Element-16-Frame"/><text:span text:style-name="T39"> </text:span><text:span text:style-name="T40">1 </text:span><text:span text:style-name="T39">(the point is the "point at infinity") or</text:span><text:bookmark text:name="MathJax-Element-17-Frame"/><text:bookmark text:name="MathJax-Span-90"/><text:bookmark text:name="MathJax-Span-91"/><text:bookmark text:name="MathJax-Span-92"/><text:span text:style-name="T39"> </text:span><text:span text:style-name="T40">n </text:span><text:span text:style-name="T39">(all other points). Thus, if</text:span><text:bookmark text:name="MathJax-Element-18-Frame"/><text:bookmark text:name="MathJax-Span-93"/><text:bookmark text:name="MathJax-Span-94"/><text:bookmark text:name="MathJax-Span-95"/><text:span text:style-name="T39"> </text:span><text:span text:style-name="T40">n </text:span><text:span text:style-name="T39">is prime, then every non-zero point is necessarily a generator for the whole curve.</text:span></text:p>
      <text:p text:style-name="P29"/>
      <text:p text:style-name="P1"/>
      <text:p text:style-name="P1"/>
      <text:p text:style-name="P1"/>
      <text:p text:style-name="P1"/>
      <text:p text:style-name="P1"/>
      <text:p text:style-name="P25"><text:soft-page-break/>3.</text:p>
      <text:p text:style-name="P8"/>
      <text:p text:style-name="P8"><text:span text:style-name="T41">a</text:span>. choose signature:</text:p>
      <text:p text:style-name="P8"><text:tab/>s ∈ Z <text:span text:style-name="T20">n</text:span></text:p>
      <text:p text:style-name="P8"><text:span text:style-name="T41">b</text:span>. compute message:</text:p>
      <text:p text:style-name="P8"><text:tab/>x ≡ s<text:span text:style-name="T2">e</text:span> mod n</text:p>
      <text:p text:style-name="P9">c. send (x,s)</text:p>
      <text:p text:style-name="P9"/>
      <text:p text:style-name="P9">for example Oscar choose</text:p>
      <text:p text:style-name="P10"><text:tab/>s = 100</text:p>
      <text:p text:style-name="P10"><text:tab/>and send (9190, 100)</text:p>
      <text:p text:style-name="P25"/>
      <text:p text:style-name="P25">4.</text:p>
      <text:p text:style-name="P19"><text:span text:style-name="T12">a) </text:span><text:span text:style-name="T10">α </text:span><text:span text:style-name="T2">x </text:span><text:span text:style-name="T10">= 3 </text:span><text:span text:style-name="T2">10 </text:span><text:span text:style-name="T10">≡ 25 mod 31</text:span></text:p>
      <text:p text:style-name="P3"/>
      <text:p text:style-name="P4">for (17, 5) ::</text:p>
      <text:p text:style-name="P19"><text:span text:style-name="T12"><text:tab/>w</text:span><text:span text:style-name="T10"> = 17, </text:span><text:span text:style-name="T12">z</text:span><text:span text:style-name="T10"> = 5</text:span></text:p>
      <text:p text:style-name="P19"><text:span text:style-name="T10"><text:tab/>t = β </text:span><text:span text:style-name="T4">w</text:span><text:span text:style-name="T10">· </text:span><text:span text:style-name="T12">w</text:span><text:span text:style-name="T10"> </text:span><text:span text:style-name="T4">z </text:span><text:span text:style-name="T10">= 6 </text:span><text:span text:style-name="T2">17 </text:span><text:span text:style-name="T10">· 17</text:span><text:span text:style-name="T2">5 </text:span><text:span text:style-name="T10">≡ 26 · 26 ≡ 25 mod 31 </text:span><text:span text:style-name="T12">=&gt;</text:span><text:span text:style-name="T10"> t = α </text:span><text:span text:style-name="T2">x <text:s/></text:span><text:span text:style-name="T12">=&gt;</text:span><text:span text:style-name="T4"> </text:span><text:span text:style-name="T10">(ok)</text:span></text:p>
      <text:p text:style-name="P4">for (13, 5) ::</text:p>
      <text:p text:style-name="P19"><text:span text:style-name="T12"><text:tab/>w</text:span><text:span text:style-name="T10"> = 1</text:span><text:span text:style-name="T12">3</text:span><text:span text:style-name="T10">, </text:span><text:span text:style-name="T12">z</text:span><text:span text:style-name="T10"> = 5</text:span></text:p>
      <text:p text:style-name="P21"><text:span text:style-name="T10"><text:tab/>t = β </text:span><text:span text:style-name="T2">w</text:span><text:span text:style-name="T10">· w </text:span><text:span text:style-name="T2">z </text:span><text:span text:style-name="T10">= 6 </text:span><text:span text:style-name="T2">13 </text:span><text:span text:style-name="T10">· 13</text:span><text:span text:style-name="T2">5 </text:span><text:span text:style-name="T10">≡ 6 · 6 ≡ 5 mod 31 =&gt; t != α </text:span><text:span text:style-name="T2">x <text:s/></text:span><text:span text:style-name="T10">=&gt;</text:span><text:span text:style-name="T2"> </text:span><text:span text:style-name="T10">(</text:span><text:span text:style-name="T13">not </text:span><text:span text:style-name="T10">ok)</text:span></text:p>
      <text:p text:style-name="P4"/>
      <text:p text:style-name="P20"><text:span text:style-name="T13">b) </text:span><text:span text:style-name="T10">there are p − 1, i.e. 30, different signatures for each message x.</text:span></text:p>
      <text:p text:style-name="P5"/>
      <text:p text:style-name="P26">5.</text:p>
      <text:p text:style-name="P22"><text:span text:style-name="T10">a)</text:span><text:span text:style-name="T14"> duo to birthday paradox =&gt; 1.2 * √365 = 23</text:span></text:p>
      <text:p text:style-name="P6">b) probability of not having same birthday </text:p>
      <text:p text:style-name="P6"><text:tab/>= P’(n, k) = n/n * (n – 1)/n * …. * (n – k + 1)/n</text:p>
      <text:p text:style-name="P7"><text:tab/>=&gt; probability of having same birthday = 1 – P’ = P(n , k)</text:p>
      <text:p text:style-name="P23"><text:span text:style-name="T10"><text:tab/>= 1 - </text:span><text:span text:style-name="T15">∏(1 – </text:span><text:span text:style-name="T16">i</text:span><text:span text:style-name="T15"> / </text:span><text:span text:style-name="T16">n</text:span><text:span text:style-name="T15">) </text:span><text:span text:style-name="T16">&gt; 1 - </text:span><text:span text:style-name="T15">∏ </text:span><text:span text:style-name="T16">e</text:span><text:span text:style-name="T6">-i/n</text:span><text:span text:style-name="T16"> = 1 – e </text:span><text:span text:style-name="T6">-∑i/n </text:span><text:span text:style-name="T16"><text:s/>( i is from 1 to k – 1)</text:span></text:p>
      <text:p text:style-name="P23"><text:span text:style-name="T16"><text:tab/>= </text:span><text:span text:style-name="T17">1 – e</text:span><text:span text:style-name="T9">-k * (k – 1) / 2n</text:span></text:p>
      <text:p text:style-name="P11"><text:span text:style-name="T23">c</text:span><text:span text:style-name="T22">) 1.2 * </text:span><text:span text:style-name="T27">√</text:span><text:span text:style-name="T22">2</text:span><text:span text:style-name="T5">n</text:span><text:span text:style-name="T22"> = 1.2 * 2</text:span><text:span text:style-name="T5">n/2</text:span></text:p>
      <text:p text:style-name="P27">6.</text:p>
      <text:p text:style-name="P12"><text:span text:style-name="T24">duo to birthday paradox </text:span><text:span text:style-name="T25">=&gt;</text:span></text:p>
      <text:p text:style-name="P12"><text:span text:style-name="T25"><text:tab/>after : 1.2 * 2</text:span><text:span text:style-name="T7">32 </text:span><text:span text:style-name="T25">and 1.2 * 2</text:span><text:span text:style-name="T7">64 </text:span><text:span text:style-name="T25">and 1.2 * 2</text:span><text:span text:style-name="T7">80 </text:span></text:p>
      <text:p text:style-name="P14">the probability is greater than 0.5</text:p>
      <text:p text:style-name="P13"><text:span text:style-name="T22"><text:tab/>after : </text:span><text:span text:style-name="T26">2 * 10</text:span><text:span text:style-name="T8">9</text:span><text:span text:style-name="T22"> and </text:span><text:span text:style-name="T26">8.4 * 10</text:span><text:span text:style-name="T8">18</text:span><text:span text:style-name="T22"> and </text:span><text:span text:style-name="T26">5.5 * 10</text:span><text:span text:style-name="T8">23</text:span></text:p>
      <text:p text:style-name="P14">the probability is greater than 0.1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athJax Main" svg:font-family="'MathJax Main'"/>
    <style:font-face style:name="MathJax Math-italic" svg:font-family="'MathJax Math-italic'"/>
    <style:font-face style:name="inherit" svg:font-family="inherit"/>
    <style:font-face style:name="Liberation Serif1" svg:font-family="'Liberation Serif'" style:font-family-generic="roman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33:52.549143344</meta:creation-date>
    <dc:date>2019-05-25T15:38:26.206019956</dc:date>
    <meta:editing-duration>PT29M3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673" meta:character-count="2246" meta:non-whitespace-character-count="1596"/>
  </office:meta>
</office:document-meta>
</file>